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Adap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Adapter.process( RequestProcessorAspectContext aspec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login( CopletInstance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getPossibleWindowStates( CopletInstance copletInstanc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Adapter.getPossibleCopletModes( CopletInstance copletInstanc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Adapter.getResponse( CopletInstance instance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inform( CopletInstanceSizingEvent event ,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Adapter.logout( CopletInstance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Adapter.getTitle( CopletInstance copletInstanc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Adapter.render( ResponseProcessorAspectContext aspectContext , ContentHandler ch , Properties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Adapter.streamContent( CopletInstance coplet ,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Adapter.ini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Adapter.inform( PortletURLProviderImpl event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